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Property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Property.isMultiValu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Property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Property.get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Property.persi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dProperty.getPar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Property.create( NodeState parentState , Name propName , int propertyType , QPropertyDefinition def , Q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Property.AddProperty( NodeState parentState , Name propName , int propertyType , QValue [ ] values , QProperty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ddProperty.getPropert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Property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Property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Property.und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